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t May 20 – 10miles <text:s text:c="3"/><text:tab/><text:tab/>Sat July 29 – 10miles</text:p>
      <text:p text:style-name="Standard">Sat May 27 – 12miles <text:s text:c="3"/><text:tab/><text:tab/>Sat Aug 5 – 17miles</text:p>
      <text:p text:style-name="Standard">Sat June 3 – 10miles <text:s text:c="5"/><text:tab/><text:tab/>Sat Aug 12 – 10miles</text:p>
      <text:p text:style-name="Standard">Sat June 10 – 13miles <text:s text:c="4"/><text:tab/><text:tab/>Sat Aug 19 – 18miles</text:p>
      <text:p text:style-name="Standard">Sat June 17 – 10miles <text:s text:c="4"/><text:tab/><text:tab/>Sat Aug 26 – 10miles</text:p>
      <text:p text:style-name="Standard">Sat June 24 – 14miles <text:s text:c="3"/><text:tab/><text:tab/>Sat Sept 2 – 20miles</text:p>
      <text:p text:style-name="Standard">Sat July 1 – 10miles <text:s text:c="5"/><text:tab/><text:tab/>Sat Sept 9 – 10 miles</text:p>
      <text:p text:style-name="Standard">Sat July 8 – 15miles <text:s text:c="3"/><text:tab/><text:tab/>Tapering</text:p>
      <text:p text:style-name="Standard">Sat July 15 – 10miles <text:tab/><text:tab/>Sun Oct 1 Marathon</text:p>
      <text:p text:style-name="Standard">Sat July 22 – 16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3-06-29T16:20:21.85</meta:creation-date>
    <meta:document-statistic meta:table-count="0" meta:image-count="0" meta:object-count="0" meta:page-count="1" meta:paragraph-count="10" meta:word-count="91" meta:character-count="429"/>
    <dc:date>2023-06-29T16:23:58.60</dc:date>
    <dc:creator>James Lombardi</dc:creator>
    <meta:editing-duration>PT3M38S</meta:editing-duration>
    <meta:editing-cycles>1</meta:editing-cycles>
    <meta:generator>OpenOffice/4.1.2$Win32 OpenOffice.org_project/412m3$Build-9782</meta:generator>
  </office:meta>
</office:document-meta>
</file>